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66.539cm" svg:y="30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66.539cm" svg:y="30.8cm">
          <draw:text-box>
            <text:p><text:span text:style-name="T1">334 prisoner(s)-of-w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07T13:18:30</dc:date>
    <dc:creator>Tyler Hayes</dc:creator>
    <meta:editing-duration>PT9H41M36S</meta:editing-duration>
    <meta:editing-cycles>137</meta:editing-cycles>
    <meta:generator>LibreOffice/3.5$Linux_X86_64 LibreOffice_project/350m1$Build-2</meta:generator>
    <meta:document-statistic meta:object-count="526"/>
  </office:meta>
</office:document-meta>
</file>